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5?]</text:p>
      <text:p text:style-name="P2">Month<text:tab/><text:tab/><text:tab/><text:tab/><text:tab/><text:tab/></text:p>
      <text:p text:style-name="P2">Year<text:tab/><text:tab/><text:tab/><text:tab/><text:tab/><text:tab/>[1875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the 15<text:span text:style-name="T2">th</text:span><text:span text:style-name="T3"> anniversary of the/</text:span></text:p>
      <text:p text:style-name="P7"><text:span text:style-name="T3">7</text:span><text:span text:style-name="T2">th</text:span><text:span text:style-name="T3"> st Synagogue./</text:span></text:p>
      <text:p text:style-name="P7"><text:span text:style-name="T3"/></text:p>
      <text:p text:style-name="P6"><text:span text:style-name="T3">[Page 1]</text:span></text:p>
      <text:p text:style-name="P6"><text:span text:style-name="T3">On the 15</text:span><text:span text:style-name="T2">th</text:span><text:span text:style-name="T3"> anniversary of this Synagogue, and at the/ approaching of the season, in which I shall tempo-/-rarily cease to address the Congregation, a few </text:span><text:span text:style-name="T4">out-</text:span><text:span text:style-name="T5"> unre-/</text:span><text:span text:style-name="T4">-spoken</text:span><text:span text:style-name="T5"> -served words </text:span><text:span text:style-name="T4">on</text:span><text:span text:style-name="T5"> relative to the worship we hold may/ not be inopportune. <text:s/>It is said that comparisons are/ odious, but through them we can alone judge of our/ progress or retrogression. <text:s/></text:span><text:span text:style-name="T4">If</text:span><text:span text:style-name="T5"> When we perceive that others/ similarly situated to ourselves, have gained a point, which/ we have not attained, we ought to seek into the cause/ and redouble our efforts in the future. <text:s/>Looking on our/ status from an orthodox stand-point, it will appear/ that we have fallen short of our duty. <text:s/>I have just/ personally ascertained that in a neighbouring city, a/ congregation of kindred ritual to ours, and conducted on/ the same principles, have made previsions for keeping/ their house of prayer opened each morning and evening in/ the year, at least during the period when the inclemency/ of the weather, will not prevent the carrying out of the plan,/ through the distance to be reached by the attendants./ <text:s/>That I consider </text:span><text:span text:style-name="T4">that</text:span><text:span text:style-name="T5"> a movement in the right direction,/</text:span></text:p>
      <text:p text:style-name="P6"><text:span text:style-name="T5"/></text:p>
      <text:p text:style-name="P6"><text:span text:style-name="T5">[Page 2]</text:span></text:p>
      <text:p text:style-name="P6"><text:span text:style-name="T5">because consistent with established rules in/ Judaism, and because calculated to popularize/ the </text:span><text:span text:style-name="T4">Congregation</text:span><text:span text:style-name="T5"> religious body adopting it. <text:s/>I remember that/ the proposition to follow a practice which </text:span><text:soft-page-break/><text:span text:style-name="T5">our brethren/ adhere to in all the countries of their dispersion, </text:span><text:span text:style-name="T4">once</text:span><text:span text:style-name="T5"> was/ once made a a public meeting of this congregation, but/ it was declared incompatible with the usages prevailing in/ our midst. <text:s/>I acknowledge with unfeigned satisfaction/ that at certain seasons, daily service is held also in/ this consecrated building, but the largest majority of Israelites/ connected with us in the manner of worshipping[sic!] do/ not </text:span><text:span text:style-name="T4">even</text:span><text:span text:style-name="T5"> know perhaps of even the existence of that circumstance./ <text:s/>At all events they are of opinion that to assemble </text:span><text:span text:style-name="T4">over</text:span><text:span text:style-name="T5">/ on the Sabbath morning for divine service, is all that/ ought to be demanded or expected of Israelites. <text:s/>Nay,/ they charge the officiating minister with want of/ consideration. <text:s/>Now; a clerical failing of that nature,/ if proved by facts, holds the accused to reprobation./ <text:s/>The Sages have written "Whosoever fatigues the Congre-/-gation by a prolongued singing of the prayers, de-/serves censure." <text:s/>But I feel perfectly at east on that/ score./</text:span></text:p>
      <text:p text:style-name="P6"><text:span text:style-name="T5"/></text:p>
      <text:p text:style-name="P6"><text:span text:style-name="T5">[Page 3]</text:span></text:p>
      <text:p text:style-name="P6"><text:span text:style-name="T5">I feel sure that I have not fallen under Rabbinical dispen-/-sure </text:span><text:span text:style-name="T4">because</text:span><text:span text:style-name="T5"> by reason of that fault. <text:s/>On the contrary, my anxiety/ to avoid it, has laid me open at times to the imputation/ of reading with unbecoming rapidity. <text:s/>No, the com-/-plaint of being unduly detained, each Sabbath morning/ has not its origin in my self-complacency, or in </text:span><text:span text:style-name="T4">a</text:span><text:span text:style-name="T5"> fondness/ for display; but in two circumstances, which I cannot/ </text:span><text:span text:style-name="T4">remedy</text:span><text:span text:style-name="T5"> alter. <text:s/>IN the form of our ritual, and in the practice/ of lecturing. <text:s/>I neither instituted the first, nor introduced/ the last. <text:s/>Were it in my power to offer one hour of/ diversion instead of two and a half of prayer-singing and/ pulpit-preaching, none should leave this spot dissatisfied./ <text:s/>A feeling inborn with me to favor the wishes of my/ coreligionists would suggest the adoption of a system, af-/-fording recreation, if not edification. <text:s/>And as the number/ of Israelites, who, like myself, prefer the old beaten way/ to the newly opened path, is not extinct, I would/ set apart for them also the time needed to pursue it./ <text:s/>But I cannot arrogate to myself an authority with/ which I have not been invested./</text:span></text:p>
      <text:p text:style-name="P6"><text:span text:style-name="T5"/></text:p>
      <text:p text:style-name="P6"><text:span text:style-name="T5">[Page 4]</text:span></text:p>
      <text:p text:style-name="P6"><text:span text:style-name="T5">Others may deem it permissible to alter at will/ to expunge, to condense, to refashion any part of/ the accepted </text:span><text:span text:style-name="T4">prayer</text:span><text:span text:style-name="T5"> liturgy. <text:s/>I cannot so construe the/ leave I received from my superiors to pray and preach/ in the house of our God./</text:span></text:p>
      <text:p text:style-name="P6"><text:span text:style-name="T5">But this fact may be pointed out as note-worthy./ <text:s/>The complaint to which I have alluded, emanates mostly/ from my brethren who are tardy in arriving at the Sy-/nagogue. <text:s/>They rarely hear more than the latter half/ of the ritual, and as to the lecture, if does not/ act as a soporific, it engages their attention but for/ a very short time. <text:s/>I cannot say, with certainty, that/ the dilatoriness of the worshippers[sic!] is due to their expecting/ a delay of several minutes each Sabbath-morning towards the conclusion of/ the service, but it has been so general during the/ present year, that the suspicion rises involuntarily./ <text:s/>And with respect to the number of attendants, I may,/ and I do ardently, pray Almighty God to grant parents/ a lengthened existence, for experience has shown me,/ that in many instances the nails which press down/ the lid of their coffins, became the bolts with which their/ children fasten against themselves the doors of the Synagogue./</text:span></text:p>
      <text:p text:style-name="P6"><text:span text:style-name="T5"/></text:p>
      <text:p text:style-name="P6"><text:span text:style-name="T5">[Page 5]</text:span></text:p>
      <text:p text:style-name="P6"><text:span text:style-name="T5">Possibly, the inducements which other shrines offer/ to youths unacquainted with the language of the Bible,/ and averse to learn it, the attractions of a service closely/ imitative of that which gentilism </text:span><text:span text:style-name="T4">of</text:span><text:span text:style-name="T5"> presents, might/ draw here also those among our rising generation, who/ are </text:span><text:span text:style-name="T4">co</text:span><text:span text:style-name="T5"> not compelled to desecrate the Sabbath; but even/ the charms of music, of eloquence, &amp; of the setting of/ both sexes together upon damask cushions, will be resisted/ by the all-absorbing thought-business. <text:s/>Unless/ it is boldly proclaimed and firmly believed in, that Isra-/-elites have performed the fourth commandment of the/ Decalogue in full, when they have remained a short hour/ in the temple of song, even the latter will </text:span><text:span text:style-name="T4">be re</text:span><text:span text:style-name="T5"> continue/ unfrequented. <text:s/>I am not ready to impart that/ instruction, and none of you, my hearers, have </text:span><text:span text:style-name="T4">become</text:span><text:span text:style-name="T5"> grown/ so degenerate, to heed it and be guided thereby./ <text:s/>But you wish for the swelling of </text:span><text:soft-page-break/><text:span text:style-name="T5">our diminishing number,/ for a worship dignified by a crowded assembly; you/ wish for the temporal and spiritual welfare of this ancient/ body of Hebrews. <text:s/>And so eager you are to compass it,/ that you have at times planned a measure, which you/ conceived to be directly leading to that end./</text:span></text:p>
      <text:p text:style-name="P6"><text:span text:style-name="T5"/></text:p>
      <text:p text:style-name="P6"><text:span text:style-name="T5">[Page 6]</text:span></text:p>
      <text:p text:style-name="P6"><text:span text:style-name="T5">Yet, I would act falsely, were I to say that a contem-/-plated amalgamation, would, under existing circumstances,/ </text:span><text:span text:style-name="T4">be</text:span><text:span text:style-name="T5"> effect the good intended. <text:s/>Materially it could not/ prove of advantage, and that for reasons obvious to every/ thinking mind; morally, I am bold to assert, it/ would be far from profitable, as it mighty naturally/ provoke a constant contrast, and with it </text:span><text:span text:style-name="T4">a</text:span><text:span text:style-name="T5"> feelings/ of partiality yeilding[sic!] aught but peace. <text:s/>We would/ procure a number at the cost of mental sufferings/ under which other Congregations smart./</text:span></text:p>
      <text:p text:style-name="P6"><text:span text:style-name="T5">Let us then seek in our own immediate selves the means/ of securing our permanence. <text:s/>Let us search for them in/ the hearts of our children. <text:s/>They will still prize highly/ this monument which we raised fifteen years ago/ to historic Judaism, if we, their parents, show </text:span><text:span text:style-name="T4">a</text:span><text:span text:style-name="T5">/ sincerity of attachment to it. <text:s/>Let them under-/-stand that the fidelity with which we adhere to/ our ancient ritual is not bigotry; that it is not even/ a believe in its inviolability, but that we cling to/ it, because it is a national bridge connecting/</text:span></text:p>
      <text:p text:style-name="P6"><text:span text:style-name="T5"/></text:p>
      <text:p text:style-name="P6"><text:span text:style-name="T5">[Page 7]</text:span></text:p>
      <text:p text:style-name="P6"><text:span text:style-name="T5">the present with the eventful past. <text:s/>That/ we look with fond affection upon that which prove/ the source of comfort and of union to our predecessors,/ and the abolishing of which has divided their successors/ into hostile camps. <text:s/>Let them be shown how un-/-authorized changes have brought a strange fire to/ the altar in the form of hired Nazarenes, invoking with/ feigned lips the One God of Israel, while the believers/ in the Unity are forbid to </text:span><text:span text:style-name="T4">utter [?]</text:span><text:span text:style-name="T5"> pronounce aloud the declara-/-tion of their faith. <text:s/>Let them see the anomaly, which/ some of our edifices ostensibly dedicated to the Lord of/ Abraham present, and your sons and daughters inspired/ by your example, animated by your earnest precepts/ carefully trained in the language and in the traditions/ of </text:span><text:span text:style-name="T4">antiquity</text:span><text:span text:style-name="T5"> the ancients, will look upon this dwelling, as true/ representative of Judaism. <text:s/>Fathers and mothers!/ <text:s/>Will you not lend me your assistance that I may/ give it perpetuity as such. <text:s/>Oh! let your powerful/ influence supply my deficiencies, your efficacious/ word at home, supplement my feeble teaching/ in the Synagogue. <text:s/>Let us join in hands in a/ holy work, in preserving Judaism from the inroads/ of skepticism &amp;c. <text:s/>(This exhortation was continued/ at some lengt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4T13:34:17.79</meta:creation-date>
    <meta:document-statistic meta:table-count="0" meta:image-count="0" meta:object-count="0" meta:page-count="4" meta:paragraph-count="79" meta:word-count="1546" meta:character-count="9553"/>
    <dc:date>2012-09-24T14:14:18.12</dc:date>
    <dc:creator>Penn Libraries</dc:creator>
    <meta:editing-duration>PT00H08M09S</meta:editing-duration>
    <meta:editing-cycles>1</meta:editing-cycles>
    <meta:generator>OpenOffice.org/3.2$Win32 OpenOffice.org_project/320m12$Build-9483</meta:generator>
  </office:meta>
</office:document-meta>
</file>